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08c871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0bd54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8c871" officeooo:paragraph-rsid="0008c871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8c871" officeooo:paragraph-rsid="0009de08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8c871" officeooo:paragraph-rsid="0008c8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9de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bd5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0d3943" officeooo:paragraph-rsid="000d39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bd54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d3943" officeooo:paragraph-rsid="000d39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09de08" officeooo:paragraph-rsid="0009de08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10a707" officeooo:paragraph-rsid="0008c871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weight="normal" officeooo:rsid="0010a707" officeooo:paragraph-rsid="0010a70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08c871" officeooo:paragraph-rsid="0009de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08" style:font-weight-asian="bold" style:font-weight-complex="bold"/>
    </style:style>
    <style:style style:name="T3" style:family="text">
      <style:text-properties fo:font-weight="bold" officeooo:rsid="000bd54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871" style:font-weight-asian="normal" style:font-weight-complex="normal"/>
    </style:style>
    <style:style style:name="T6" style:family="text">
      <style:text-properties fo:font-weight="normal" officeooo:rsid="0008d07d" style:font-weight-asian="normal" style:font-weight-complex="normal"/>
    </style:style>
    <style:style style:name="T7" style:family="text">
      <style:text-properties fo:font-weight="normal" officeooo:rsid="0009de08" style:font-weight-asian="normal" style:font-weight-complex="normal"/>
    </style:style>
    <style:style style:name="T8" style:family="text">
      <style:text-properties fo:font-weight="normal" officeooo:rsid="000bd54d" style:font-weight-asian="normal" style:font-weight-complex="normal"/>
    </style:style>
    <style:style style:name="T9" style:family="text">
      <style:text-properties fo:font-weight="normal" officeooo:rsid="000e6a3b" style:font-weight-asian="normal" style:font-weight-complex="normal"/>
    </style:style>
    <style:style style:name="T10" style:family="text">
      <style:text-properties fo:font-weight="normal" officeooo:rsid="000f547b" style:font-weight-asian="normal" style:font-weight-complex="normal"/>
    </style:style>
    <style:style style:name="T11" style:family="text">
      <style:text-properties fo:font-variant="normal" fo:text-transform="none" fo:color="#9aa0a6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fo:font-weight="normal" officeooo:rsid="0009de08" style:font-weight-asian="normal" style:font-weight-complex="normal"/>
    </style:style>
    <style:style style:name="T14" style:family="text">
      <style:text-properties officeooo:rsid="000e6a3b"/>
    </style:style>
    <style:style style:name="T15" style:family="text">
      <style:text-properties officeooo:rsid="0009de0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DCLOUD</text:p>
      <text:p text:style-name="P5">Plano de Testes de página web institucional</text:p>
      <text:p text:style-name="P9"/>
      <text:p text:style-name="P9">DATA: 01/09/23</text:p>
      <text:list text:style-name="L1">
        <text:list-item>
          <text:list>
            <text:list-header>
              <text:p text:style-name="P14"/>
            </text:list-header>
          </text:list>
        </text:list-item>
      </text:list>
      <text:p text:style-name="P5">INTRODUÇÃO</text:p>
      <text:p text:style-name="P9"/>
      <text:p text:style-name="P3"><text:span text:style-name="T4">Este documento tem por propósito delinear a estratégia e abordagem de testes do projeto. O objetivo é identificar os erros e defeitos da página web institucional da MedCloud. Este documento será atualizado a medida </text:span><text:span text:style-name="T6">que novos requisitos forem identificados</text:span><text:span text:style-name="T4">.</text:span></text:p>
      <text:p text:style-name="P9"/>
      <text:p text:style-name="P5">ESCOPO</text:p>
      <text:p text:style-name="P9"/>
      <text:p text:style-name="P1"><text:span text:style-name="T5">O teste será aplicado aos requisitos </text:span><text:span text:style-name="T6">incluídos</text:span><text:span text:style-name="T5"> no documento de especificação de requisitos presente neste repositório, . Serão testados:</text:span></text:p>
      <text:p text:style-name="P9"/>
      <text:list text:style-name="L2">
        <text:list-item>
          <text:p text:style-name="P15">Requisitos de Funcionalidade;</text:p>
        </text:list-item>
        <text:list-item>
          <text:p text:style-name="P15">Requisitos de Desempenho;</text:p>
        </text:list-item>
        <text:list-item>
          <text:p text:style-name="P15">Responsividade do layout da página web.</text:p>
        </text:list-item>
      </text:list>
      <text:p text:style-name="P17"/>
      <text:p text:style-name="P3"/>
      <text:p text:style-name="P5">FEATURES A SEREM TESTADAS</text:p>
      <text:p text:style-name="P5"/>
      <text:list text:style-name="L3">
        <text:list-item>
          <text:p text:style-name="P16">RF1 – Header da Página de exposição de produtos e serviços</text:p>
        </text:list-item>
        <text:list-item>
          <text:p text:style-name="P16">RF2 – Footer de todas as páginas</text:p>
        </text:list-item>
        <text:list-item>
          <text:p text:style-name="P16">RF3 – Formulários presentes em todas as páginas</text:p>
        </text:list-item>
        <text:list-item>
          <text:p text:style-name="P16">RF4 – Anexo de documento</text:p>
        </text:list-item>
        <text:list-item>
          <text:p text:style-name="P16">RD1 – Requisito de desempenho armazenamento local no navegador</text:p>
        </text:list-item>
        <text:list-item>
          <text:p text:style-name="P18">RD2 <text:span text:style-name="T15">– </text:span>Requisito de desempenho do código Javascript</text:p>
        </text:list-item>
        <text:list-item>
          <text:p text:style-name="P16">LYT1 – Layout da página raiz</text:p>
        </text:list-item>
        <text:list-item>
          <text:p text:style-name="P16">LYT2 – Layout da página “Sobre”</text:p>
        </text:list-item>
        <text:list-item>
          <text:p text:style-name="P16">LYT3 – Layout da página “Carreiras”</text:p>
        </text:list-item>
      </text:list>
      <text:p text:style-name="P3"/>
      <text:p text:style-name="P6">ABORDAGEM</text:p>
      <text:p text:style-name="P9"/>
      <text:p text:style-name="P4"><text:span text:style-name="T2">Testes funcionais.</text:span><text:span text:style-name="T7"> Para os testes funcionais será utilizada uma ferramenta de automatização de testes.</text:span></text:p>
      <text:p text:style-name="P10"/>
      <text:p text:style-name="P4"><text:span text:style-name="T2">Testes de desempenho e layout da página. </text:span><text:span text:style-name="T7">Será utilizada as ferramentas de desenvolvedor do navegador </text:span><text:span text:style-name="T8">Google Chrome</text:span><text:span text:style-name="T7">. Sendo elas o console, a ferramenta de armazenamento e a ferramenta de mudança de dimensões da página. </text:span><text:span text:style-name="T10">Esta categoria será feita de forma manual</text:span></text:p>
      <text:p text:style-name="P4"><text:span text:style-name="T7"/></text:p>
      <text:p text:style-name="P10"/>
      <text:p text:style-name="P4"><text:span text:style-name="T2">AMBIENTE</text:span><text:span text:style-name="T4"><text:line-break/></text:span></text:p>
      <text:p text:style-name="P13"><text:span text:style-name="T1">Hardware. </text:span><text:span text:style-name="T4">O teste será feito em uma máquina com processador i7 5ª geração, 16 GB de memória RAM e um SSD de 500 GB de armazenamento.</text:span></text:p>
      <text:p text:style-name="P10"/>
      <text:p text:style-name="P7">Software.</text:p>
      <text:p text:style-name="P11"/>
      <text:p text:style-name="P2"><text:soft-page-break/><text:span text:style-name="T3">Sistema operacional.</text:span><text:span text:style-name="T7"> O sistema operacional que será utilizado será o </text:span><text:span text:style-name="T9">Linux </text:span><text:span text:style-name="T7">Ubuntu 23.04.</text:span></text:p>
      <text:p text:style-name="P11"/>
      <text:p text:style-name="P2"><text:span text:style-name="T3">Ferramentas.</text:span><text:span text:style-name="T8"> O</text:span><text:span text:style-name="T7"> navegador será o </text:span><text:span text:style-name="T8">Google C</text:span><text:span text:style-name="T7">hrome </text:span><text:span text:style-name="T13">v</text:span><text:span text:style-name="T12">ersão 116.0.5845.96</text:span><text:span text:style-name="T11"> </text:span><text:span text:style-name="T7">e a ferramenta <text:s/>de testes será a Selenium IDE versão extensão </text:span><text:span text:style-name="T8">do navegador que será usado.</text:span></text:p>
      <text:p text:style-name="P10"/>
      <text:p text:style-name="P8">PESSOAS ENVOLVIDAS</text:p>
      <text:p text:style-name="P12"/>
      <text:p text:style-name="P12">Juan Cassius Carneiro Pereira – Criação do plano de testes, dos casos de teste e execução dos testes.</text:p>
      <text:p text:style-name="P12"/>
      <text:p text:style-name="P8">RISCOS E CONTINGÊNCIAS</text:p>
      <text:p text:style-name="P12"/>
      <text:p text:style-name="P12">O principal risco que o plano apresenta é o desconhecimento inicial da ferramenta por parte do testador, o que pode atrasar o andamento do projeto. <text:span text:style-name="T14">Outro risco enfrentado é o desconhecimento do processo de QA dentro de uma empresa, para mitigar este risco utilizarei como base para os relatórios a padronização de testes de software internacional, a IEEE–829 de 1998. </text:span></text:p>
      <text:p text:style-name="P12"/>
      <text:p text:style-name="P8">CRITÉRIO DE APROVAÇÃO</text:p>
      <text:p text:style-name="P8"/>
      <text:p text:style-name="P12">Será considerado como finalizado ao preencher o relatório de resultado no relatório de resultados de testes e bugs.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8:02:50.382531117</meta:creation-date>
    <dc:date>2023-09-02T19:33:50.534759195</dc:date>
    <meta:editing-duration>PT11H28M32S</meta:editing-duration>
    <meta:editing-cycles>10</meta:editing-cycles>
    <meta:generator>LibreOffice/7.5.5.2$Linux_X86_64 LibreOffice_project/50$Build-2</meta:generator>
    <meta:document-statistic meta:table-count="0" meta:image-count="0" meta:object-count="0" meta:page-count="2" meta:paragraph-count="34" meta:word-count="381" meta:character-count="2380" meta:non-whitespace-character-count="2033"/>
  </office:meta>
</office:document-meta>
</file>